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f1d" officeooo:paragraph-rsid="0017df1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88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domestic constraints hurt the probability of reaching <text:s/>international agreements? Can leaders us<text:span text:style-name="T3">e</text:span> domestic constraints to their advantage in international negotiations? Be specific in your answer – how would you meas<text:span text:style-name="T3">u</text:span>re the level of domestic constraint a leader faces (put the measure in bold)? Give a real world example from the realm of international negotiation (international agreements, treaties, etc – not the use of force) (highlight the name in bold) to support your answer)</text:p>
      <text:p text:style-name="P1">APA 7<text:span text:style-name="T1">th</text:span> edition</text:p>
      <text:p text:style-name="P1">300 w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4:48:32.339126138</meta:creation-date>
    <dc:date>2022-10-24T15:19:25.680687493</dc:date>
    <meta:editing-duration>PT20M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7" meta:character-count="508" meta:non-whitespace-character-count="431"/>
  </office:meta>
</office:document-meta>
</file>